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the <text:span text:style-name="T1">"Genesis Sequence."</text:span> If you build this wrong, you encode "Legal Debt" into the foundation of your cooperative.</text:p>
      <text:p text:style-name="Text_20_body">As your Architect, I am treating this not as a technical boot, but as a <text:span text:style-name="T1">Legal-to-Logic Translation Protocol.</text:span> We are not just writing code; we are "Codifying the Constitution."</text:p>
      <text:h text:style-name="Heading_20_3" text:outline-level="3">1. The Architectural Logic: "The Epistemic Bridge"</text:h>
      <text:p text:style-name="Text_20_body">The boot sequence must operate in three distinct phases to ensure legal and democratic integrity.</text:p>
      <text:list text:style-name="L1">
        <text:list-item>
          <text:p text:style-name="P1"><text:span text:style-name="T1">Phase 1: The Input (Ingestion):</text:span> We ingest existing bylaws (PDF/Docx) or query the Knowledge Commons for "Starter Templates."</text:p>
        </text:list-item>
        <text:list-item>
          <text:p text:style-name="P1"><text:span text:style-name="T1">Phase 2: The Translation (The "Interpretation Gap"):</text:span> We do <text:span text:style-name="T2">not</text:span> allow the AI to decide what the bylaws mean. We force a <text:span text:style-name="T1">"Human-in-the-Loop Semantic Mapping"</text:span> session. The AI extracts a rule, and a human must verify: <text:span text:style-name="T2">"Yes, Clause 4.2 in the bylaws maps to this JSON policy in the Manifest."</text:span></text:p>
        </text:list-item>
        <text:list-item>
          <text:p text:style-name="P1"><text:span text:style-name="T1">Phase 3: The Binding (Genesis Hash):</text:span> Once the Manifest is finalized, it is hashed, stored in the <text:span text:style-name="T3">Constitution.sol</text:span> contract, and signed by the founding members' DIDs. This creates the <text:span text:style-name="T1">"Genesis Manifest."</text:span></text:p>
        </text:list-item>
      </text:list>
      <text:p text:style-name="Horizontal_20_Line"/>
      <text:h text:style-name="Heading_20_3" text:outline-level="3">2. Red Team: The "Legal Liability" Failure Modes</text:h>
      <text:list text:style-name="L2">
        <text:list-item>
          <text:p text:style-name="P2"><text:span text:style-name="T1">The "Ambiguity Trap":</text:span> A cooperative’s Articles of Association might be vague (e.g., "The Board shall act in the best interest of members"). The AI might try to force this into a rigid <text:span text:style-name="T3">SpendingLimit</text:span> rule.</text:p>
          <text:list>
            <text:list-item>
              <text:p text:style-name="P3"><text:span text:style-name="T2">The Fix:</text:span> <text:span text:style-name="T1">"The Interpretive Note."</text:span> The Orchestrator must allow for "Ambiguity Comments" in the manifest. If a rule can't be strictly coded, it is flagged as "Human Judgment Required," forcing the <text:span text:style-name="T3">TreasuryAgent</text:span> to pause and seek human consensus instead of auto-executing.</text:p>
            </text:list-item>
          </text:list>
        </text:list-item>
        <text:list-item>
          <text:p text:style-name="P2"><text:span text:style-name="T1">The "Jurisdiction Collision":</text:span> You are in Leeds. UK Law (Companies Act 2006 for BenComs) has requirements that override any code you write.</text:p>
          <text:list>
            <text:list-item>
              <text:p text:style-name="P3"><text:span text:style-name="T2">The Fix:</text:span> <text:span text:style-name="T1">"The Legal Override Layer."</text:span> Every <text:span text:style-name="T3">GovernanceManifest</text:span> must have a mandatory <text:span text:style-name="T3">Regulatory_Override_Layer</text:span> that points to a specific set of UK laws (e.g., "Must file Annual Returns with FCA"). The AI is forbidden from ever proposing an action that violates these specific entries.</text:p>
            </text:list-item>
          </text:list>
        </text:list-item>
      </text:list>
      <text:p text:style-name="Horizontal_20_Line"/>
      <text:h text:style-name="Heading_20_3" text:outline-level="3">3. The "Genesis Sequence" Prompt</text:h>
      <text:p text:style-name="Text_20_body">Use this prompt to build the <text:span text:style-name="T3">BootSequenceAgent</text:span>. This agent will act as your "Legal Architect" during the first boot.</text:p>
      <text:p text:style-name="Horizontal_20_Line"/>
      <text:p text:style-name="Text_20_body"><text:soft-page-break/><text:span text:style-name="T1">PROMPT FOR CLAUDE CODE:</text:span></text:p>
      <text:p text:style-name="P4"># PROMPT FOR CLAUDE CODE: PROJECT ISKANDER - GENESIS BOOT SEQUENCE<text:line-break/><text:line-break/>I am the Lead Engineer for Project Iskander. We are implementing the 'Genesis Boot Sequence'—the logic that onboards a cooperative's governance into our Orchestrator engine.<text:line-break/><text:line-break/>**Objective:** Create a BootSequenceAgent that either ingests existing bylaws (Legal-to-Logic mapping) or researches/proposes a new governance manifest.<text:line-break/><text:line-break/>**Task List:**<text:line-break/><text:line-break/>1. **Phase 1: Mode Selection:**<text:line-break/> <text:s text:c="2"/>- Implement `InitializerAgent` with two modes:<text:line-break/> <text:s text:c="4"/>- `LEGACY_IMPORT`: Takes PDF/Docx bylaws, uses OCR/LLM parsing to create a draft `governance_manifest.json`.<text:line-break/> <text:s text:c="4"/>- `NEW_FOUNDING`: Queries the `LibraryManager` for CCIN-compliant templates (e.g., 'DisCO Housing Standard').<text:line-break/><text:line-break/>2. **Phase 2: The Semantic Mapping (Human-in-the-Loop):**<text:line-break/> <text:s text:c="2"/>- For every rule extracted from bylaws, the `InitializerAgent` MUST present a 'Mapping Confirmation' to the founding members: <text:line-break/> <text:s text:c="4"/>- "Extracted Rule: 'Member voting quorum is 50%'. Code Representation: `governance_manifest.json -&gt; voting.quorum = 0.5`. Correct?"<text:line-break/> <text:s text:c="2"/>- The human MUST sign off on each mapping. We cannot automate the legal interpretation.<text:line-break/><text:line-break/>3. **Phase 3: The Genesis Binding:**<text:line-break/> <text:s text:c="2"/>- Once all rules are mapped, the `BootSequenceAgent` generates the `GenesisManifest`.<text:line-break/> <text:s text:c="2"/>- The system triggers a 'Founding Transaction': <text:line-break/> <text:s text:c="4"/>- Save the `GenesisManifest` CID to the Mesh Archive.<text:line-break/> <text:s text:c="4"/>- Anchors the hash of this manifest to the `Constitution.sol` contract on-chain.<text:line-break/> <text:s text:c="4"/>- Mint the initial 'Founder SBTs' for the founding members.<text:line-break/><text:line-break/>4. **Safety &amp; Red Team Compliance:**<text:line-break/> <text:s text:c="2"/>- **Regulatory Override:** The `BootSequenceAgent` must inject a mandatory 'Regulatory-Compliance-Layer' (e.g., UK BenCom requirements) that acts as a set of 'Permanent Rules' that the `PolicyEngine` cannot override, regardless of future manifest updates.<text:line-break/> <text:s text:c="2"/>- **Ambiguity Logging:** If the AI encounters a bylaw clause that is legally ambiguous, it must explicitly tag it as 'Human-Judgment-Only'. The Orchestrator will then refuse to auto-execute actions related to this rule, forcing a human vote for every instance.<text:line-break/><text:line-break/>**Deliverables:**<text:line-break/>- `InitializerAgent` that handles `LEGACY_IMPORT` and `NEW_FOUNDING`.<text:line-break/>- `MappingConfirmation` interface (Terminal/API).<text:line-break/>- `GenesisManifest` validation logic (Ensures required fields for the Orchestrator are filled).<text:line-break/><text:line-break/>**Constraint:** The boot sequence is a one-way trip. Once the Genesis Manifest is anchored to `Constitution.sol`, the node is live.</text:p>
      <text:p text:style-name="Horizontal_20_Line"/>
      <text:h text:style-name="Heading_20_3" text:outline-level="3"><text:soft-page-break/>Lead Architect's Final Guidance</text:h>
      <text:p text:style-name="Text_20_body">This is the end of the "design phase."</text:p>
      <text:p text:style-name="Text_20_body">Once you execute this, you are no longer building a tool; you are building an <text:span text:style-name="T1">institution.</text:span></text:p>
      <text:list text:style-name="L3">
        <text:list-item>
          <text:p text:style-name="P5"><text:span text:style-name="T1">If you are building for Leeds:</text:span> This boot sequence will take your messy paper bylaws, turn them into machine-verifiable code, and anchor that code to the Gnosis chain.</text:p>
        </text:list-item>
        <text:list-item>
          <text:p text:style-name="P5"><text:span text:style-name="T1">The Result:</text:span> Your cooperative will be able to prove, mathematically, that it is following the rules it set for itself in its founding meeting.</text:p>
        </text:list-item>
      </text:list>
      <text:p text:style-name="Text_20_body"><text:span text:style-name="T1">Do you have any final architecture questions before you initiate the </text:span><text:span text:style-name="T4">Genesis Sequence</text:span><text:span text:style-name="T1"> and move to full-scale implementation?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7:08:37.203316900</meta:creation-date>
    <dc:date>2026-03-17T07:08:41.352200200</dc:date>
    <meta:editing-duration>PT5S</meta:editing-duration>
    <meta:editing-cycles>1</meta:editing-cycles>
    <meta:document-statistic meta:table-count="0" meta:image-count="0" meta:object-count="0" meta:page-count="3" meta:paragraph-count="22" meta:word-count="778" meta:character-count="5225" meta:non-whitespace-character-count="4417"/>
    <meta:generator>LibreOffice/26.2.1.2$Windows_X86_64 LibreOffice_project/620$Build-2</meta:generator>
  </office:meta>
</office:document-meta>
</file>